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4.51mm"/>
    </style:style>
    <style:style style:name="co2" style:family="table-column">
      <style:table-column-properties fo:break-before="auto" style:column-width="16.0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21.18mm"/>
    </style:style>
    <style:style style:name="co5" style:family="table-column">
      <style:table-column-properties fo:break-before="auto" style:column-width="67.2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color="#0000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d8bfd8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3d3d3"/>
    </style:style>
    <style:style style:name="ce5" style:family="table-cell" style:parent-style-name="Default">
      <style:table-cell-properties fo:background-color="#e6e6fa"/>
      <style:text-properties fo:color="#0000ff"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d3d3d3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0808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ee8aa"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2"/>
    <style:style style:name="ce11" style:family="table-cell" style:parent-style-name="Default" style:data-style-name="N2">
      <style:table-cell-properties fo:background-color="#d8bfd8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2">
      <style:table-cell-properties fo:background-color="#d3d3d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 style:data-style-name="N2">
      <style:table-cell-properties fo:background-color="#d8bfd8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fo:background-color="#e6e6fa" style:text-align-source="fix" style:repeat-content="false"/>
      <style:paragraph-properties fo:text-align="center" fo:margin-left="0mm"/>
    </style:style>
    <style:style style:name="ce16" style:family="table-cell" style:parent-style-name="Default" style:data-style-name="N2">
      <style:table-cell-properties fo:background-color="#f08080"/>
    </style:style>
    <style:style style:name="ce17" style:family="table-cell" style:parent-style-name="Default" style:data-style-name="N2">
      <style:table-cell-properties fo:background-color="#eee8aa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 style:data-style-name="N2">
      <style:table-cell-properties fo:background-color="#d8bfd8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 style:data-style-name="N2">
      <style:table-cell-properties fo:background-color="#d3d3d3"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42" style:family="table-cell" style:parent-style-name="Default" style:data-style-name="N2">
      <style:table-cell-properties fo:background-color="#d8bfd8" style:text-align-source="fix" style:repeat-content="false"/>
      <style:paragraph-properties fo:text-align="center" fo:margin-left="0mm"/>
    </style:style>
    <style:style style:name="ce43" style:family="table-cell" style:parent-style-name="Default" style:data-style-name="N2">
      <style:table-cell-properties fo:background-color="#f08080"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fo:background-color="#d8bfd8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e6e6fa"/>
    </style:style>
    <style:style style:name="ce21" style:family="table-cell" style:parent-style-name="Default">
      <style:table-cell-properties fo:background-color="#f08080"/>
    </style:style>
    <style:style style:name="ce22" style:family="table-cell" style:parent-style-name="Default">
      <style:table-cell-properties fo:background-color="#eee8aa"/>
    </style:style>
    <style:style style:name="ce51" style:family="table-cell" style:parent-style-name="Default">
      <style:table-cell-properties fo:background-color="#ffb6c1" style:text-align-source="fix" style:repeat-content="false"/>
      <style:paragraph-properties fo:text-align="center" fo:margin-left="0mm"/>
      <style:text-properties fo:color="#0000cd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ce12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number-columns-repeated="7"/>
        </table:table-row>
        <table:table-row table:style-name="ro2">
          <table:table-cell table:style-name="ce1" office:value-type="string" calcext:value-type="string">
            <text:p>ALUMNO/A: PABLO CONDE CALER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table:style-name="ce2" office:value-type="string" calcext:value-type="string">
            <text:p>PRÁCTICA 3. PRODUCTOS ASTURIAN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Estructura del proyecto</text:p>
          </table:table-cell>
          <table:table-cell table:style-name="ce11"/>
          <table:table-cell table:style-name="ce40" office:value-type="string" calcext:value-type="string">
            <text:p>TU NOTA</text:p>
          </table:table-cell>
          <table:table-cell table:style-name="ce18" office:value-type="string" calcext:value-type="string">
            <text:p>COMENTARIOS</text:p>
          </table:table-cell>
          <table:table-cell/>
          <table:table-cell table:style-name="ce18" office:value-type="string" calcext:value-type="string">
            <text:p>DEFENSA DE LA PRÁCTICA</text:p>
          </table:table-cell>
          <table:table-cell table:style-name="ce51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index.js y package.json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formula="of:=0.25/6" office:value-type="float" office:value="0.0416666666666667" calcext:value-type="float">
            <text:p>0,04</text:p>
          </table:table-cell>
          <table:table-cell table:number-columns-repeated="2"/>
          <table:table-cell office:value-type="string" calcext:value-type="string">
            <text:p>P1 (-1 punto)</text:p>
          </table:table-cell>
          <table:table-cell/>
        </table:table-row>
        <table:table-row table:style-name="ro1">
          <table:table-cell office:value-type="string" calcext:value-type="string">
            <text:p>/ models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formula="of:=0.25/6" office:value-type="float" office:value="0.0416666666666667" calcext:value-type="float">
            <text:p>0,04</text:p>
          </table:table-cell>
          <table:table-cell table:number-columns-repeated="2"/>
          <table:table-cell office:value-type="string" calcext:value-type="string">
            <text:p>P2 (-3 puntos)</text:p>
          </table:table-cell>
          <table:table-cell/>
        </table:table-row>
        <table:table-row table:style-name="ro1">
          <table:table-cell office:value-type="string" calcext:value-type="string">
            <text:p>/ routes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formula="of:=0.25/6" office:value-type="float" office:value="0.0416666666666667" calcext:value-type="float">
            <text:p>0,04</text:p>
          </table:table-cell>
          <table:table-cell table:number-columns-repeated="2"/>
          <table:table-cell office:value-type="string" calcext:value-type="string">
            <text:p>P3 (suspenso)</text:p>
          </table:table-cell>
          <table:table-cell/>
        </table:table-row>
        <table:table-row table:style-name="ro1">
          <table:table-cell office:value-type="string" calcext:value-type="string">
            <text:p>/ views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formula="of:=0.25/6" office:value-type="float" office:value="0.0416666666666667" calcext:value-type="float">
            <text:p>0,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/ public 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formula="of:=0.25/6" office:value-type="float" office:value="0.0416666666666667" calcext:value-type="float">
            <text:p>0,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/ utils 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formula="of:=0.25/6" office:value-type="float" office:value="0.0416666666666667" calcext:value-type="float">
            <text:p>0,04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3" table:formula="of:=SUM([.B7:.B12])" office:value-type="float" office:value="0.25" calcext:value-type="float">
            <text:p>0,25</text:p>
          </table:table-cell>
          <table:table-cell table:style-name="ce13" table:formula="of:=SUM([.C7:.C12])" office:value-type="float" office:value="0.25" calcext:value-type="float">
            <text:p>0,25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Modelo de datos</text:p>
          </table:table-cell>
          <table:table-cell table:style-name="ce14"/>
          <table:table-cell table:style-name="ce40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Esquema y modelo básico productos</text:p>
          </table:table-cell>
          <table:table-cell table:style-name="ce12" office:value-type="float" office:value="0.2" calcext:value-type="float">
            <text:p>0,20</text:p>
          </table:table-cell>
          <table:table-cell office:value-type="float" office:value="0.2" calcext:value-type="float">
            <text:p>0,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quema comentarios</text:p>
          </table:table-cell>
          <table:table-cell table:style-name="ce12" office:value-type="float" office:value="0.2" calcext:value-type="float">
            <text:p>0,20</text:p>
          </table:table-cell>
          <table:table-cell office:value-type="float" office:value="0.2" calcext:value-type="float">
            <text:p>0,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quema y modelo usuarios registrados</text:p>
          </table:table-cell>
          <table:table-cell table:style-name="ce12" office:value-type="float" office:value="0.1" calcext:value-type="float">
            <text:p>0,10</text:p>
          </table:table-cell>
          <table:table-cell office:value-type="float" office:value="0.1" calcext:value-type="float">
            <text:p>0,10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3" table:formula="of:=SUM([.B16:.B18])" office:value-type="float" office:value="0.5" calcext:value-type="float">
            <text:p>0,50</text:p>
          </table:table-cell>
          <table:table-cell table:style-name="ce13" table:formula="of:=SUM([.C16:.C18])" office:value-type="float" office:value="0.5" calcext:value-type="float">
            <text:p>0,5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Enrutadores</text:p>
          </table:table-cell>
          <table:table-cell table:style-name="ce14"/>
          <table:table-cell table:style-name="ce40"/>
          <table:table-cell table:style-name="ce3"/>
          <table:table-cell table:number-columns-repeated="3"/>
        </table:table-row>
        <table:table-row table:style-name="ro1">
          <table:table-cell table:style-name="ce5" office:value-type="string" calcext:value-type="string">
            <text:p>Parte pública (publico.js)</text:p>
          </table:table-cell>
          <table:table-cell table:style-name="ce15" table:number-columns-repeated="2"/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GET / → publico_index.njk</text:p>
          </table:table-cell>
          <table:table-cell table:style-name="ce12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 / buscar → publico_index.njk</text:p>
          </table:table-cell>
          <table:table-cell table:style-name="ce12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 / producto /:id → publico_producto.njk</text:p>
          </table:table-cell>
          <table:table-cell table:style-name="ce12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Parte privada (productos.js)</text:p>
          </table:table-cell>
          <table:table-cell table:style-name="ce15" table:number-columns-repeated="2"/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GET / → admin_productos.njk</text:p>
          </table:table-cell>
          <table:table-cell table:style-name="ce12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 / productos / nuevo → admin_productos_form.njk</text:p>
          </table:table-cell>
          <table:table-cell table:style-name="ce12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 / productos / editar /:id → admin_productos_form.njk</text:p>
          </table:table-cell>
          <table:table-cell table:style-name="ce12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 /productos → redirige a la ruta base del enrutador</text:p>
          </table:table-cell>
          <table:table-cell table:style-name="ce12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 / productos / :id → redirige a la ruta base del enrutador</text:p>
          </table:table-cell>
          <table:table-cell table:style-name="ce12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ETE / productos / :id → redirige a la ruta base del enrutador</text:p>
          </table:table-cell>
          <table:table-cell table:style-name="ce12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Usuarios</text:p>
          </table:table-cell>
          <table:table-cell table:style-name="ce15" table:number-columns-repeated="2"/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GET / login → auth_login.nkj</text:p>
          </table:table-cell>
          <table:table-cell table:style-name="ce12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 / login → ruta base del enrutador de productos</text:p>
          </table:table-cell>
          <table:table-cell table:style-name="ce12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 / logout → redirige a la raíz de la parte pública</text:p>
          </table:table-cell>
          <table:table-cell table:style-name="ce12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3" table:formula="of:=SUM([.B23:.B25];[.B27:.B32];[.B34:.B36])" office:value-type="float" office:value="5" calcext:value-type="float">
            <text:p>5,00</text:p>
          </table:table-cell>
          <table:table-cell table:style-name="ce13" table:formula="of:=SUM([.C23:.C25];[.C27:.C32];[.C34:.C36])" office:value-type="float" office:value="5" calcext:value-type="float">
            <text:p>5,0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Vistas</text:p>
          </table:table-cell>
          <table:table-cell table:style-name="ce14"/>
          <table:table-cell table:style-name="ce40"/>
          <table:table-cell table:style-name="ce3"/>
          <table:table-cell table:number-columns-repeated="3"/>
        </table:table-row>
        <table:table-row table:style-name="ro1">
          <table:table-cell table:style-name="ce5" office:value-type="string" calcext:value-type="string">
            <text:p>Parte pública</text:p>
          </table:table-cell>
          <table:table-cell table:style-name="ce15" table:number-columns-repeated="2"/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publico_base.njk</text:p>
          </table:table-cell>
          <table:table-cell table:style-name="ce12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blico_menu.njk</text:p>
          </table:table-cell>
          <table:table-cell table:style-name="ce12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blico_index.njk</text:p>
          </table:table-cell>
          <table:table-cell table:style-name="ce12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blico_producto.njk</text:p>
          </table:table-cell>
          <table:table-cell table:style-name="ce12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blico_error.njk</text:p>
          </table:table-cell>
          <table:table-cell table:style-name="ce12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Parte privada</text:p>
          </table:table-cell>
          <table:table-cell table:style-name="ce15" table:number-columns-repeated="2"/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admin_base.njk</text:p>
          </table:table-cell>
          <table:table-cell table:style-name="ce12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min_menu.njk</text:p>
          </table:table-cell>
          <table:table-cell table:style-name="ce12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min_producto.njk</text:p>
          </table:table-cell>
          <table:table-cell table:style-name="ce12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min_productos_form.njk (formulario insercion y edicion)</text:p>
          </table:table-cell>
          <table:table-cell table:style-name="ce12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min_error.njk</text:p>
          </table:table-cell>
          <table:table-cell table:style-name="ce12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Usuarios</text:p>
          </table:table-cell>
          <table:table-cell table:style-name="ce15" table:number-columns-repeated="2"/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auth_login.njk</text:p>
          </table:table-cell>
          <table:table-cell table:style-name="ce12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3" table:formula="of:=SUM([.B41:.B45];[.B47:.B51];[.B53])" office:value-type="float" office:value="3" calcext:value-type="float">
            <text:p>3,00</text:p>
          </table:table-cell>
          <table:table-cell table:style-name="ce41" table:formula="of:=SUM([.C41:.C45];[.C47:.C51];[.C53])" office:value-type="float" office:value="3" calcext:value-type="float">
            <text:p>3,00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12"/>
          <table:table-cell table:number-columns-repeated="5"/>
        </table:table-row>
        <table:table-row table:style-name="ro1">
          <table:table-cell table:style-name="ce3" office:value-type="string" calcext:value-type="string">
            <text:p>Funcionalidad index.js</text:p>
          </table:table-cell>
          <table:table-cell table:style-name="ce11"/>
          <table:table-cell table:style-name="ce42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Cargar librerías (express, mongoose, nunjucks, method-override, express-session)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formula="of:=0.5/5" office:value-type="float" office:value="0.1" calcext:value-type="float">
            <text:p>0,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gar enrutadores / Conectar con MongoDB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formula="of:=0.5/5" office:value-type="float" office:value="0.1" calcext:value-type="float">
            <text:p>0,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icializar Express / Puesta en marcha servidor Express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formula="of:=0.5/5" office:value-type="float" office:value="0.1" calcext:value-type="float">
            <text:p>0,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figuración y asignación de nunjucks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formula="of:=0.5/5" office:value-type="float" office:value="0.1" calcext:value-type="float">
            <text:p>0,10</text:p>
          </table:table-cell>
          <table:table-cell table:number-columns-repeated="4"/>
        </table:table-row>
        <table:table-row table:style-name="ro3">
          <table:table-cell table:style-name="ce6" office:value-type="string" calcext:value-type="string">
            <text:p>Aplicar middleware (urlencoded, method-override, session, bootstrap, parte pública, asignar rutas a enrutadores) 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formula="of:=0.5/5" office:value-type="float" office:value="0.1" calcext:value-type="float">
            <text:p>0,10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3" table:formula="of:=SUM([.B57:.B61])" office:value-type="float" office:value="0.5" calcext:value-type="float">
            <text:p>0,50</text:p>
          </table:table-cell>
          <table:table-cell table:style-name="ce13" table:formula="of:=SUM([.C57:.C61])" office:value-type="float" office:value="0.5" calcext:value-type="float">
            <text:p>0,5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7" office:value-type="string" calcext:value-type="string">
            <text:p>Proteccion rutas de administración (/ utils/ auth.js)</text:p>
          </table:table-cell>
          <table:table-cell table:number-columns-repeated="2" table:style-name="ce13" office:value-type="float" office:value="0.5" calcext:value-type="float">
            <text:p>0,5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Codigo</text:p>
          </table:table-cell>
          <table:table-cell table:style-name="ce11"/>
          <table:table-cell table:style-name="ce42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Claridad y limpieza</text:p>
          </table:table-cell>
          <table:table-cell table:style-name="ce12" table:formula="of:=0.25/2" office:value-type="float" office:value="0.125" calcext:value-type="float">
            <text:p>0,13</text:p>
          </table:table-cell>
          <table:table-cell table:formula="of:=0.25/2" office:value-type="float" office:value="0.125" calcext:value-type="float">
            <text:p>0,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entario inicial</text:p>
          </table:table-cell>
          <table:table-cell table:style-name="ce12" table:formula="of:=0.25/2" office:value-type="float" office:value="0.125" calcext:value-type="float">
            <text:p>0,13</text:p>
          </table:table-cell>
          <table:table-cell table:formula="of:=0.25/2" office:value-type="float" office:value="0.125" calcext:value-type="float">
            <text:p>0,13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3" table:formula="of:=SUM([.B67:.B68])" office:value-type="float" office:value="0.25" calcext:value-type="float">
            <text:p>0,25</text:p>
          </table:table-cell>
          <table:table-cell table:style-name="ce13" table:formula="of:=SUM([.C67:.C68])" office:value-type="float" office:value="0.25" calcext:value-type="float">
            <text:p>0,25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8" office:value-type="string" calcext:value-type="string">
            <text:p>PENALIZACIONES</text:p>
          </table:table-cell>
          <table:table-cell table:style-name="ce16"/>
          <table:table-cell table:style-name="ce43"/>
          <table:table-cell table:style-name="ce21"/>
          <table:table-cell table:number-columns-repeated="3"/>
        </table:table-row>
        <table:table-row table:style-name="ro1">
          <table:table-cell office:value-type="string" calcext:value-type="string">
            <text:p>Incluye / node_modules</text:p>
          </table:table-cell>
          <table:table-cell table:style-name="ce12" office:value-type="float" office:value="-2" calcext:value-type="float">
            <text:p>-2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a enrutadores &lt; 2,5 puntos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ta vistas &lt; 1,5 puntos?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table:style-name="ce9" office:value-type="string" calcext:value-type="string">
            <text:p>TOTAL</text:p>
          </table:table-cell>
          <table:table-cell table:style-name="ce17" table:formula="of:=SUM([.B13];[.B19];[.B37];[.B54];[.B62];[.B64];[.B69])" office:value-type="float" office:value="10" calcext:value-type="float">
            <text:p>10,00</text:p>
          </table:table-cell>
          <table:table-cell table:style-name="ce17" table:formula="of:=SUM([.C13];[.C19];[.C37];[.C54];[.C62];[.C64];[.C69])" office:value-type="float" office:value="10" calcext:value-type="float">
            <text:p>10,00</text:p>
          </table:table-cell>
          <table:table-cell table:style-name="ce22"/>
          <table:table-cell table:number-columns-repeated="3"/>
        </table:table-row>
        <table:table-row table:style-name="ro1" table:number-rows-repeated="104849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2">00/00/0000</text:date>, <text:time style:data-style-name="N2" text:time-value="09:21:33.88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5.3.1.2$Windows_x86 LibreOffice_project/e80a0e0fd1875e1696614d24c32df0f95f03deb2</meta:generator>
    <dc:date>2021-02-22T09:22:48.464000000</dc:date>
    <meta:editing-duration>PT1H54M43S</meta:editing-duration>
    <meta:editing-cycles>14</meta:editing-cycles>
    <meta:document-statistic meta:table-count="1" meta:cell-count="161" meta:object-count="0"/>
  </office:meta>
</office:document-meta>
</file>